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6f1f6" officeooo:paragraph-rsid="0026f1f6" style:font-weight-asian="normal" style:font-weight-complex="normal"/>
    </style:style>
    <style:style style:name="P9" style:family="paragraph" style:parent-style-name="Standard">
      <style:paragraph-properties fo:text-align="start" style:justify-single-word="false"/>
      <style:text-properties fo:font-weight="normal" officeooo:rsid="0027325e" officeooo:paragraph-rsid="0027325e" style:font-weight-asian="normal" style:font-weight-complex="normal"/>
    </style:style>
    <style:style style:name="P10"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11" style:family="paragraph" style:parent-style-name="Standard">
      <style:paragraph-properties fo:text-align="start" style:justify-single-word="false"/>
      <style:text-properties fo:font-weight="normal" officeooo:rsid="002b0514" officeooo:paragraph-rsid="002b0514"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b0514" officeooo:paragraph-rsid="002b051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b0514" officeooo:paragraph-rsid="002c7b2e"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b0514" officeooo:paragraph-rsid="002b0514" style:font-weight-asian="normal" style:font-weight-complex="normal"/>
    </style:style>
    <style:style style:name="P15" style:family="paragraph" style:parent-style-name="Standard">
      <style:paragraph-properties fo:text-align="start" style:justify-single-word="false"/>
      <style:text-properties fo:font-weight="normal" officeooo:rsid="002c7b2e" officeooo:paragraph-rsid="002c7b2e" style:font-weight-asian="normal" style:font-weight-complex="normal"/>
    </style:style>
    <style:style style:name="P16" style:family="paragraph" style:parent-style-name="Standard">
      <style:paragraph-properties fo:text-align="start" style:justify-single-word="false"/>
      <style:text-properties fo:font-weight="normal" officeooo:rsid="002f3692" officeooo:paragraph-rsid="002f3692" style:font-weight-asian="normal" style:font-weight-complex="normal"/>
    </style:style>
    <style:style style:name="P17" style:family="paragraph" style:parent-style-name="Standard">
      <style:paragraph-properties fo:text-align="start" style:justify-single-word="false"/>
      <style:text-properties fo:font-weight="normal" officeooo:rsid="00307a88" officeooo:paragraph-rsid="002f3692" style:font-weight-asian="normal" style:font-weight-complex="normal"/>
    </style:style>
    <style:style style:name="P18" style:family="paragraph" style:parent-style-name="Standard">
      <style:paragraph-properties fo:text-align="start" style:justify-single-word="false"/>
      <style:text-properties fo:font-weight="normal" officeooo:rsid="00307a88" officeooo:paragraph-rsid="00307a88" style:font-weight-asian="normal" style:font-weight-complex="normal"/>
    </style:style>
    <style:style style:name="P19" style:family="paragraph" style:parent-style-name="Standard">
      <style:paragraph-properties fo:text-align="start" style:justify-single-word="false"/>
      <style:text-properties fo:font-weight="normal" officeooo:rsid="0032594f" officeooo:paragraph-rsid="0032594f" style:font-weight-asian="normal" style:font-weight-complex="normal"/>
    </style:style>
    <style:style style:name="P20" style:family="paragraph" style:parent-style-name="Standard">
      <style:paragraph-properties fo:text-align="start" style:justify-single-word="false"/>
      <style:text-properties fo:font-weight="normal" officeooo:rsid="003386be" officeooo:paragraph-rsid="0034155a" style:font-weight-asian="normal" style:font-weight-complex="normal"/>
    </style:style>
    <style:style style:name="P21" style:family="paragraph" style:parent-style-name="Standard">
      <style:paragraph-properties fo:text-align="start" style:justify-single-word="false"/>
      <style:text-properties fo:font-weight="normal" officeooo:rsid="0034155a" officeooo:paragraph-rsid="0034155a" style:font-weight-asian="normal" style:font-weight-complex="normal"/>
    </style:style>
    <style:style style:name="P22" style:family="paragraph" style:parent-style-name="Standard" style:list-style-name="L4">
      <style:paragraph-properties fo:text-align="start" style:justify-single-word="false"/>
      <style:text-properties fo:font-weight="normal" officeooo:rsid="0034155a" officeooo:paragraph-rsid="0034155a" style:font-weight-asian="normal" style:font-weight-complex="normal"/>
    </style:style>
    <style:style style:name="P23" style:family="paragraph" style:parent-style-name="Standard">
      <style:paragraph-properties fo:text-align="start" style:justify-single-word="false"/>
      <style:text-properties fo:font-weight="normal" officeooo:rsid="00355f2e" officeooo:paragraph-rsid="00355f2e" style:font-weight-asian="normal" style:font-weight-complex="normal"/>
    </style:style>
    <style:style style:name="P24" style:family="paragraph" style:parent-style-name="Standard">
      <style:paragraph-properties fo:text-align="start" style:justify-single-word="false"/>
      <style:text-properties fo:font-weight="normal" officeooo:paragraph-rsid="002b0514"/>
    </style:style>
    <style:style style:name="P25" style:family="paragraph">
      <style:paragraph-properties fo:text-align="center"/>
    </style:style>
    <style:style style:name="P26"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style:style style:name="T7" style:family="text">
      <style:text-properties fo:font-variant="normal" fo:text-transform="none" fo:color="#000000" loext:opacity="100%" style:font-name="Arial" fo:font-size="9pt" fo:letter-spacing="normal" fo:font-style="normal"/>
    </style:style>
    <style:style style:name="T8" style:family="text">
      <style:text-properties officeooo:rsid="002b0514" style:font-weight-asian="normal" style:font-weight-complex="normal"/>
    </style:style>
    <style:style style:name="T9" style:family="text">
      <style:text-properties officeooo:rsid="002c7b2e" style:font-weight-asian="normal" style:font-weight-complex="normal"/>
    </style:style>
    <style:style style:name="T10" style:family="text">
      <style:text-properties officeooo:rsid="002c7b2e"/>
    </style:style>
    <style:style style:name="T11" style:family="text">
      <style:text-properties officeooo:rsid="002d8d66"/>
    </style:style>
    <style:style style:name="T12" style:family="text">
      <style:text-properties officeooo:rsid="00307a88"/>
    </style:style>
    <style:style style:name="T13" style:family="text">
      <style:text-properties officeooo:rsid="0034155a"/>
    </style:style>
    <style:style style:name="T14" style:family="text">
      <style:text-properties officeooo:rsid="00355f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textarea-horizontal-align="justify" draw:textarea-vertical-align="middle" draw:auto-grow-height="false" fo:min-height="0.0307in" fo:min-width="0.05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2in" fo:min-width="0.093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055in" fo:min-width="0.095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992in" fo:min-width="0.1307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201in" fo:min-width="0.104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52in" fo:min-width="0.6972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1154in" fo:min-width="0.6563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165in" fo:min-width="0.6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783in" fo:min-width="0.7291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201in" svg:stroke-color="#111111" draw:marker-start-width="0.1689in" draw:marker-end-width="0.1689in"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201in" svg:stroke-color="#111111" draw:marker-start-width="0.1689in" draw:marker-end-width="0.1689in" draw:fill="none" draw:fill-color="#ffffff" fo:min-height="0.368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n)</text:span></text:p>
      <text:p text:style-name="P7"/>
      <text:p text:style-name="P15">Example - </text:p>
      <text:p text:style-name="P15"><text:tab/><text:span text:style-name="T11">a.</text:span><text:tab/>int num =45 ;</text:p>
      <text:p text:style-name="P15"><text:tab/><text:tab/>int newNum = (int)num ;</text:p>
      <text:p text:style-name="P15"><text:tab/><text:span text:style-name="T11">b.<text:tab/>double myDouble = 3.14 ;</text:span></text:p>
      <text:p text:style-name="P15"><text:tab/><text:tab/><text:span text:style-name="T11">double newDouble = (double)myDouble ;</text:span></text:p>
      <text:p text:style-name="P7"/>
      <text:p text:style-name="P7"/>
      <text:p text:style-name="P7"/>
      <text:p text:style-name="P7"/>
      <text:p text:style-name="P7"/>
      <text:p text:style-name="P7"/>
      <text:p text:style-name="P7"/>
      <text:p text:style-name="P7"><text:soft-page-break/></text:p>
      <text:p text:style-name="P8">4.</text:p>
      <text:p text:style-name="P9"><draw:frame text:anchor-type="paragraph" draw:z-index="0" draw:name="Text Frame 1" draw:style-name="gr11" draw:text-style-name="P26" svg:width="0.4276in" svg:height="0.2295in" svg:x="-0.4346in" svg:y="1.1484in"><draw:text-box><text:p text:style-name="P25">byte</text:p></draw:text-box></draw:frame><draw:frame text:anchor-type="paragraph" draw:z-index="1" draw:name="Text Frame 2" draw:style-name="gr11" draw:text-style-name="P26" svg:width="0.4276in" svg:height="0.2295in" svg:x="0.8256in" svg:y="1.1591in"><draw:text-box><text:p text:style-name="P25">short</text:p></draw:text-box></draw:frame><draw:frame text:anchor-type="paragraph" draw:z-index="3" draw:name="Text Frame 5" draw:style-name="gr13" draw:text-style-name="P26" svg:width="0.5732in" svg:height="0.3685in" svg:x="3.3465in" svg:y="2.1382in"><draw:text-box><text:p text:style-name="P25">double</text:p></draw:text-box></draw:frame><draw:frame text:anchor-type="paragraph" draw:z-index="4" draw:name="Text Frame 6" draw:style-name="gr13" draw:text-style-name="P26" svg:width="0.4898in" svg:height="0.3685in" svg:x="1.9925in" svg:y="2.1591in"><draw:text-box><text:p text:style-name="P25">float</text:p></draw:text-box></draw:frame><draw:frame text:anchor-type="paragraph" draw:z-index="5" draw:name="Text Frame 7" draw:style-name="gr12" draw:text-style-name="P26" svg:width="0.4276in" svg:height="0.226in" svg:x="3.2634in" svg:y="1.1417in"><draw:text-box><text:p text:style-name="P25">long</text:p></draw:text-box></draw:frame><draw:frame text:anchor-type="paragraph" draw:z-index="6" draw:name="Text Frame 8" draw:style-name="gr11" draw:text-style-name="P26" svg:width="0.4276in" svg:height="0.2295in" svg:x="2.0339in" svg:y="1.1591in"><draw:text-box><text:p text:style-name="P25">int</text:p></draw:text-box></draw:frame><draw:custom-shape text:anchor-type="paragraph" draw:z-index="7" draw:name="Shape 1" draw:style-name="gr10" svg:width="0.8335in" svg:height="0.1567in" svg:x="-0.0075in" svg:y="1.1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9" svg:width="0.7815in" svg:height="0.2331in" svg:x="1.2528in" svg:y="1.15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4" draw:style-name="gr8" svg:width="0.7504in" svg:height="0.2295in" svg:x="2.5134in" svg:y="1.2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2" draw:style-name="gr7" svg:width="0.7969in" svg:height="0.1496in" svg:x="2.55in" svg:y="2.1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5" draw:style-name="gr6" svg:width="0.2087in" svg:height="0.7087in" svg:x="3.4508in" svg:y="1.4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5" svg:width="0.2606in" svg:height="0.7988in" svg:x="2.1173in" svg:y="1.3882in"><text:p/><draw:enhanced-geometry svg:viewBox="0 0 21600 21600" draw:text-areas="?f0 0 ?f2 ?f5" draw:type="down-arrow" draw:modifiers="15200.6950477845 7812.7659574468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7" draw:style-name="gr4" svg:width="0.2087in" svg:height="0.698in" svg:x="2.1071in" svg:y="0.461in"><text:p/><draw:enhanced-geometry svg:viewBox="0 0 21600 21600" draw:text-areas="?f0 0 ?f2 ?f5" draw:type="down-arrow" draw:modifiers="15315.5416012559 5866.187050359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Line 1" draw:style-name="gr3" draw:text-style-name="P25" svg:x1="2.3673in" svg:y1="1.3882in" svg:x2="3.2839in" svg:y2="2.0689in"><text:p/></draw:line><draw:line text:anchor-type="paragraph" draw:z-index="15" draw:name="Line 2" draw:style-name="gr3" draw:text-style-name="P25" svg:x1="2.4819in" svg:y1="2.1591in" svg:x2="3.3882in" svg:y2="1.3673in"><text:p/></draw:line><draw:custom-shape text:anchor-type="paragraph" draw:z-index="16" draw:name="Shape 8" draw:style-name="gr2" svg:width="0.1878in" svg:height="0.2157in" svg:x="3.2008in" svg:y="1.9437in"><text:p/><draw:enhanced-geometry svg:viewBox="0 0 21600 21600" draw:glue-points="?f0 0 ?f1 10800 0 21600 10800 21600 21600 21600 ?f7 10800" draw:text-areas="?f1 10800 ?f2 18000 ?f3 7200 ?f4 21600" draw:type="isosceles-triangle" draw:modifiers="17918.181818181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 9" draw:style-name="gr1" svg:width="0.1043in" svg:height="0.0906in" svg:x="2.4819in" svg:y="2.06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 draw:name="Text Frame 4" draw:style-name="gr14" draw:text-style-name="P26" svg:width="0.4276in" svg:height="0.2295in" svg:x="2.0339in" svg:y="0.2299in"><draw:text-box><text:p text:style-name="P25">char</text:p></draw:text-box></draw:frame>19 specific conversions on primitive types are called the widening primitive conversions<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idening primitive conversion does not lose information about the overall magnitude of a numeric value in where</text:p>
      <text:list xml:id="list1304474052" text:style-name="L1">
        <text:list-item>
          <text:p text:style-name="P12">integral to another integral type</text:p>
        </text:list-item>
        <text:list-item>
          <text:p text:style-name="P12">byte ,short or char to a floating point </text:p>
        </text:list-item>
        <text:list-item>
          <text:p text:style-name="P12">int to double</text:p>
        </text:list-item>
        <text:list-item>
          <text:p text:style-name="P12">float to double in Strictfp expression</text:p>
          <text:p text:style-name="P13">float to double that is not Strictfp <text:span text:style-name="T10">may lose precision</text:span></text:p>
        </text:list-item>
      </text:list>
      <text:p text:style-name="P24"><text:span text:style-name="T8">Widening primitive conversion may result in loss of precision in following cases.</text:span><text:span text:style-name="T9">I</text:span><text:span text:style-name="T7">n this case, the resulting floating-point value will be a correctly rounded version of the integer value, using IEEE 754 round-to-nearest mode</text:span></text:p>
      <text:list xml:id="list2394419002" text:style-name="L2">
        <text:list-item>
          <text:p text:style-name="P14">int to float</text:p>
        </text:list-item>
        <text:list-item>
          <text:p text:style-name="P14">long to float</text:p>
        </text:list-item>
        <text:list-item>
          <text:p text:style-name="P14">long to double</text:p>
        </text:list-item>
      </text:list>
      <text:p text:style-name="P15">Examples</text:p>
      <text:p text:style-name="P15"/>
      <text:p text:style-name="P15"><text:tab/>byte myByte = 10;</text:p>
      <text:p text:style-name="P15"><text:tab/>int myInt = myByte ;</text:p>
      <text:p text:style-name="P15"/>
      <text:p text:style-name="P15"><text:tab/>long myLong = 109093;</text:p>
      <text:p text:style-name="P15"><text:tab/>float myFloat = myLong ;</text:p>
      <text:p text:style-name="P15"/>
      <text:p text:style-name="P15">5.</text:p>
      <text:p text:style-name="P16">Compile-time constant - <text:span text:style-name="T12">value of the constant is known at the compilation phase of the program. Therefore value does not need to change at the run time.</text:span></text:p>
      <text:p text:style-name="P17"><text:tab/>Example – int myNumber = 2+2 ;</text:p>
      <text:p text:style-name="P18">Run-time constant – Value of the constant is generated at the running phase of the program. Program need to run to generate the value. </text:p>
      <text:p text:style-name="P18"/>
      <text:p text:style-name="P18"><text:tab/>Examplel – <text:s/>byte myByte3 = 10 * (int) Math.random(); <text:s text:c="2"/>// Run time constant </text:p>
      <text:p text:style-name="P18"/>
      <text:p text:style-name="P19">6.</text:p>
      <text:p text:style-name="P20">Automatic NPC -<text:span text:style-name="T13"> Value of the wider data type assigned to narrower data type implicitly. </text:span>–<text:span text:style-name="T13">This occurs under two conditions.</text:span></text:p>
      <text:list xml:id="list1153297686" text:style-name="L4">
        <text:list-item>
          <text:p text:style-name="P22">Value to be assigned(right hand side) should be a compile time constant.</text:p>
        </text:list-item>
        <text:list-item>
          <text:p text:style-name="P22">Value (constatnt) should be fall within the bit range of the type that going to assign.</text:p>
        </text:list-item>
      </text:list>
      <text:p text:style-name="P21"><text:soft-page-break/><text:tab/>Example – int myInt = 100 ;</text:p>
      <text:p text:style-name="P21"><text:tab/><text:tab/> <text:s text:c="6"/>byte myByte = <text:s/><text:span text:style-name="T14">myInt ;</text:span></text:p>
      <text:p text:style-name="P23">Castings - <text:s/>Casting is necessary when compiler implicitly cannot convert wider data type to a narrower data type.</text:p>
      <text:p text:style-name="P23"/>
      <text:p text:style-name="P2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11:27:53.629593373</dc:date>
    <meta:editing-duration>PT8H12M50S</meta:editing-duration>
    <meta:editing-cycles>8</meta:editing-cycles>
    <meta:document-statistic meta:table-count="0" meta:image-count="0" meta:object-count="0" meta:page-count="3" meta:paragraph-count="53" meta:word-count="568" meta:character-count="3450" meta:non-whitespace-character-count="2893"/>
  </office:meta>
</office:document-meta>
</file>